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style:style>
    <style:style style:name="P3" style:family="paragraph" style:parent-style-name="Standard">
      <style:paragraph-properties fo:text-align="justify"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italic" style:text-underline-style="none" style:font-style-asian="italic" style:font-style-complex="italic"/>
    </style:style>
    <style:style style:name="P6" style:family="paragraph" style:parent-style-name="Standard">
      <style:paragraph-properties fo:text-align="justify" style:justify-single-word="false"/>
      <style:text-properties fo:font-style="normal" style:text-underline-style="none" style:font-style-asian="normal" style:font-style-complex="normal"/>
    </style:style>
    <style:style style:name="P7" style:family="paragraph" style:parent-style-name="Standard" style:list-style-name="L1">
      <style:paragraph-properties fo:text-align="justify" style:justify-single-word="false"/>
      <style:text-properties fo:font-style="normal" style:text-underline-style="none" style:font-style-asian="normal" style:font-style-complex="normal"/>
    </style:style>
    <style:style style:name="P8" style:family="paragraph" style:parent-style-name="Standard" style:list-style-name="L2">
      <style:paragraph-properties fo:text-align="justify" style:justify-single-word="false"/>
      <style:text-properties fo:font-style="normal" style:text-underline-style="none" style:font-style-asian="normal" style:font-style-complex="normal"/>
    </style:style>
    <style:style style:name="P9" style:family="paragraph" style:parent-style-name="Standard" style:list-style-name="L2">
      <style:paragraph-properties fo:text-align="start" style:justify-single-word="false"/>
      <style:text-properties fo:font-style="normal" style:text-underline-style="none" style:font-style-asian="normal" style:font-style-complex="normal"/>
    </style:style>
    <style:style style:name="P10" style:family="paragraph" style:parent-style-name="Standard">
      <style:paragraph-properties fo:text-align="justify" style:justify-single-word="false"/>
      <style:text-properties fo:font-style="normal" style:text-underline-style="solid" style:text-underline-width="auto" style:text-underline-color="font-color" style:font-style-asian="normal" style:font-style-complex="normal"/>
    </style:style>
    <style:style style:name="P11" style:family="paragraph" style:parent-style-name="Standard">
      <style:paragraph-properties fo:line-height="120%" fo:text-align="justify" style:justify-single-word="false"/>
      <style:text-properties fo:font-size="12pt" style:text-underline-style="none"/>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fo:font-size="12pt"/>
    </style:style>
    <style:style style:name="T6" style:family="text">
      <style:text-properties fo:font-size="12pt" fo:font-style="italic" style:font-style-asian="italic" style:font-style-complex="italic"/>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ading Review #2</text:span><text:tab/><text:tab/><text:tab/>INTL 507, Fall 2011<text:tab/><text:tab/><text:tab/><text:tab/><text:tab/><text:span text:style-name="T1">Bruce Marron</text:span></text:p>
      <text:p text:style-name="Standard">10 October 2011<text:tab/><text:tab/><text:tab/><text:tab/><text:tab/><text:tab/><text:tab/><text:tab/><text:tab/><text:tab/>ID 971-18-3385</text:p>
      <text:p text:style-name="Standard"/>
      <text:p text:style-name="P2">Readings and Distillation Statements</text:p>
      <text:list text:style-name="L1">
        <text:list-item>
          <text:p text:style-name="P7">Foster (2002) – The application of science and technology is a function of culture, not wisdom.</text:p>
        </text:list-item>
        <text:list-item>
          <text:p text:style-name="P7">Orr (2002) – The velocity of a measured entity beyond its natural levels (as set by solar or geothermal energy) is a function of the amount of technology, energy, and linearization applied to that entity. <text:s/>An increase in the velocity of an entity increases its scarcity.</text:p>
        </text:list-item>
        <text:list-item>
          <text:p text:style-name="P7">Babe (2006) – The “econosphere” and the biosphere are both complex, dynamical systems that share the state variables of information-matter-energy and are, therefore, subject to the laws of thermodynamics. However, they do not operate independently of each other but rather are nested – the biosphere <text:span text:style-name="T2">contains</text:span> the econosphere. No matter how clever, economic perpetual motion machines are impossible.</text:p>
        </text:list-item>
      </text:list>
      <text:p text:style-name="P10">Evaluation</text:p>
      <text:p text:style-name="P3">Fundamentalism is an absolute adherence to first principles which are, in themselves, absolute. Once a first principle is accepted as truth, the logical necessity of argument, presented either verbally or with mathematics, is used to provide the proofs for constructing an entire system of either analysis and creation (e.g.,, science and technology) or culture and behavior (e.g., capitalism and consumerism). Clearly, the massive challenges facing humanity in the 21<text:span text:style-name="T4">st</text:span> century demand the scrutiny of all first principles and the assignment of fundamentalists to a rank befitting their democratically debated status. <text:s/>That is, all the cards must be on the table and We <text:s/>the People (of every locale) will determine, democratically, to what extent we accept any given first principles and what level of power is to be given to fundamentalists. <text:s/>F<text:span text:style-name="T5">or a planet on the verge of biosphere and democratic collapse, </text:span>I would suggest that <text:span text:style-name="T5">the first principles of neoliberal economics, science, and militarism (the Holy Trinity of the modern world) must be called into question.</text:span></text:p>
      <text:p text:style-name="P3"><text:span text:style-name="T5"/></text:p>
      <text:p text:style-name="P3"><text:span text:style-name="T5">Are we really to believe that greed (expressed as an endless list of wants) is a biological imperative, a genotypic fundamental in the blueprint of </text:span><text:span text:style-name="T6">Homo sapiens</text:span><text:span text:style-name="T5">? It is this first principal of neoliberal economics that begets the subsequent logic of consumer sovereignty, markets, supply and demand, and all of the rest. <text:s/>The role of culture in affecting human wants has apparently been overlooked by neoliberal economic fundamentalism (but not by Madison Avenue!). Thus, environmental economics and perhaps even some Daly-style, ecological economics will neither solve environmental issues nor create social adaptive resilience. Although Boulding and Georgescu-Roegen's application of thermodynamics to the notion of material value and economics is brilliant, it is Babe and Foster who see the root cause of environmental catastrophe: economic culture itself. <text:s/>Fortunately, cultural norms are just that, cultural. And so they can be transformed, perhaps even to the advanced state of a potlatch society.</text:span></text:p>
      <text:p text:style-name="P3"><text:span text:style-name="T5"/></text:p>
      <text:p text:style-name="P3"><text:span text:style-name="T5">Science lacks ethics. As a first principle, science takes itself to be beyond the sphere of good and evil. <text:s/>True, the search for knowledge may be amoral, but once found, knowledge itself is not: the act of being known mandates evaluation for good or evil because science spawns technology. <text:s/>Orr like many (even Michael Crichton) has recognized the need for scientists to reflect on the potential benefit (or harm) of their work to their society, the world at large, and to the living Earth. <text:s/>This is the famous, “Just because you can doesn't mean you should.” <text:s/>Again, it is the citizenry who must be stakeholders in these decisions, not just corporate boards of directors and experts.</text:span></text:p>
      <text:p text:style-name="P3"><text:span text:style-name="T5"/></text:p>
      <text:p text:style-name="P3"><text:span text:style-name="T5">Although not addressed directly by the readings, the first principle that humans cannot evolve past violence surely must be examined. <text:s/>As Martin Luther King, Jr. knew all too well, militarism extracts a huge price on human development and is a purveyor of environmental destru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65in" fo:margin-bottom="0.8098in" fo:margin-left="0.65in" fo:margin-right="0.6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10-01T07:07:02</meta:creation-date>
    <dc:date>2011-10-09T21:34:13</dc:date>
    <meta:print-date>2011-10-02T19:19:50</meta:print-date>
    <meta:editing-cycles>50</meta:editing-cycles>
    <meta:editing-duration>PT23H5M21S</meta:editing-duration>
    <meta:user-defined meta:name="Info 1"/>
    <meta:user-defined meta:name="Info 2"/>
    <meta:user-defined meta:name="Info 3"/>
    <meta:user-defined meta:name="Info 4"/>
    <meta:document-statistic meta:table-count="0" meta:image-count="0" meta:object-count="0" meta:page-count="1" meta:paragraph-count="11" meta:word-count="616" meta:character-count="3940"/>
  </office:meta>
</office:document-meta>
</file>